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c706" officeooo:paragraph-rsid="0007c706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7c706" officeooo:paragraph-rsid="0007c706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07c706" officeooo:paragraph-rsid="0007c706" style:font-weight-asian="bold" style:font-weight-complex="bold"/>
    </style:style>
    <style:style style:name="P4" style:family="paragraph" style:parent-style-name="Standard">
      <style:text-properties fo:font-weight="bold" officeooo:rsid="0007c706" officeooo:paragraph-rsid="0007c706" style:font-weight-asian="bold" style:font-weight-complex="bold"/>
    </style:style>
    <style:style style:name="P5" style:family="paragraph" style:parent-style-name="Standard">
      <style:text-properties fo:font-style="normal" fo:font-weight="normal" officeooo:rsid="0007c706" officeooo:paragraph-rsid="0007c706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7c706" officeooo:paragraph-rsid="0007c706" style:font-size-asian="16pt" style:font-weight-asian="bold" style:font-size-complex="16pt" style:font-weight-complex="bold"/>
    </style:style>
    <style:style style:name="P7" style:family="paragraph" style:parent-style-name="Preformatted_20_Text">
      <style:text-properties officeooo:rsid="0007c706" officeooo:paragraph-rsid="0007c706"/>
    </style:style>
    <style:style style:name="P8" style:family="paragraph" style:parent-style-name="Preformatted_20_Text">
      <style:text-properties style:font-name="Liberation Serif" fo:font-size="12pt" officeooo:rsid="0009ab39" officeooo:paragraph-rsid="0009ab39" style:font-size-asian="12pt" style:font-size-complex="12pt"/>
    </style:style>
    <style:style style:name="P9" style:family="paragraph" style:parent-style-name="Preformatted_20_Text">
      <style:text-properties style:font-name="Liberation Serif" fo:font-size="12pt" officeooo:rsid="000a8476" officeooo:paragraph-rsid="000a8476" style:font-size-asian="12pt" style:font-size-complex="12pt"/>
    </style:style>
    <style:style style:name="P10" style:family="paragraph" style:parent-style-name="Preformatted_20_Text">
      <style:text-properties style:font-name="Liberation Serif" fo:font-size="12pt" style:text-underline-style="solid" style:text-underline-width="auto" style:text-underline-color="font-color" fo:font-weight="bold" officeooo:rsid="0009ab39" officeooo:paragraph-rsid="0009ab39" style:font-size-asian="12pt" style:font-weight-asian="bold" style:font-size-complex="12pt" style:font-weight-complex="bold"/>
    </style:style>
    <style:style style:name="P11" style:family="paragraph" style:parent-style-name="Standard">
      <style:text-properties officeooo:rsid="0007c706"/>
    </style:style>
    <style:style style:name="P12" style:family="paragraph" style:parent-style-name="Standard">
      <style:text-properties officeooo:rsid="0007c706" officeooo:paragraph-rsid="0007c706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07c706" officeooo:paragraph-rsid="0007c706" style:font-weight-asian="bold" style:font-weight-complex="bold"/>
    </style:style>
    <style:style style:name="P14" style:family="paragraph" style:parent-style-name="Preformatted_20_Text">
      <style:text-properties style:font-name="Liberation Serif" fo:font-size="12pt" style:text-underline-style="solid" style:text-underline-width="auto" style:text-underline-color="font-color" fo:font-weight="bold" officeooo:rsid="0009ab39" officeooo:paragraph-rsid="0009ab39" style:font-size-asian="12pt" style:font-weight-asian="bold" style:font-size-complex="12pt" style:font-weight-complex="bold"/>
    </style:style>
    <style:style style:name="T1" style:family="text">
      <style:text-properties officeooo:rsid="0009ab39"/>
    </style:style>
    <style:style style:name="T2" style:family="text">
      <style:text-properties officeooo:rsid="000a84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aravel</text:p>
      <text:p text:style-name="P1"/>
      <text:p text:style-name="P2">Installation : <text:span text:style-name="T1">Création du projet : </text:span></text:p>
      <text:p text:style-name="P1"/>
      <text:p text:style-name="P11">composer create-project --prefer-dist laravel/laravel +nom du projet</text:p>
      <text:p text:style-name="P1">Cela installe Laravel et crée un nouveau projet (mais sans la partie développement, c’est la commande --prefer-dist)</text:p>
      <text:p text:style-name="P1"/>
      <text:p text:style-name="P3">Attention : si le .env n’existe pas, il faut copier le .env.example et renommer la copie en .env</text:p>
      <text:p text:style-name="P4">Attention : à chaque nouveau projet il faut installer Laravel et composer : composer install -permet d’avoir le vendor.</text:p>
      <text:p text:style-name="P4"/>
      <text:p text:style-name="P5">On lance le serveur avec php artisan serve</text:p>
      <text:p text:style-name="P1"/>
      <text:p text:style-name="P1">Le .env sert à définir l’environnement du projet.</text:p>
      <text:p text:style-name="P1">En revanche on ne push pas le .env sur github on le met dans gitignore (normalement il y est par défaut).</text:p>
      <text:p text:style-name="P1"/>
      <text:p text:style-name="P1"/>
      <text:p text:style-name="P2">Installation de la débugbar : </text:p>
      <text:p text:style-name="P2"/>
      <text:p text:style-name="P7">composer require barryvdh/laravel-debugbar --dev</text:p>
      <text:p text:style-name="P7"/>
      <text:p text:style-name="P8">Relancer le serveur et rafraichir la page.</text:p>
      <text:p text:style-name="P8"/>
      <text:p text:style-name="P8"/>
      <text:p text:style-name="P10">Configuration de l’éditeur : </text:p>
      <text:p text:style-name="P10"/>
      <text:p text:style-name="P8">ctrl shift p : installer Laravel Blade Highlighter <text:span text:style-name="T2">et Package Control</text:span></text:p>
      <text:p text:style-name="P9">Pour vérifier ce que l’on a installé dans Sublime : dans Préférences, aller dans Package Control puis List Package</text:p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4:38:34.266000000</meta:creation-date>
    <dc:date>2018-02-07T17:07:16.489000000</dc:date>
    <meta:editing-duration>PT7H56M37S</meta:editing-duration>
    <meta:editing-cycles>2</meta:editing-cycles>
    <meta:generator>LibreOffice/5.4.1.2$Windows_X86_64 LibreOffice_project/ea7cb86e6eeb2bf3a5af73a8f7777ac570321527</meta:generator>
    <meta:document-statistic meta:table-count="0" meta:image-count="0" meta:object-count="0" meta:page-count="1" meta:paragraph-count="15" meta:word-count="158" meta:character-count="970" meta:non-whitespace-character-count="827"/>
  </office:meta>
</office:document-meta>
</file>